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29]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pasado a limpio del algoritmo en S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mplementación del algoritmo para factorizar en caso de que E(pq) = E(p)E(q) –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probación de la distribución de carry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eneralización del algoritmo al caso E(pq) = E(p)E(q) – 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creación de una librería para operar con polinomios en Z2[x] arbitrariamente grandes, “eficiente”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g fixing de la librería en Z2[x] (moraleja, cuidado con la promoción de tipo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erminado algoritmo de factorización para el caso E(pq) = E(p)E(q) en C++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ñadida librería de cálculo de rendimiento basada en una aproximación de stack overflo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ñadido ataque de n deacarreos además de una búsqueda a ciegas, (sin conocer grado target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ñadido deacarreador guiad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añadida funcion rama al deacarreador guiado, refactorizado del proyecto + bug fixin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omienzo del programa en MPI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4-07-13T21:07:19.846000000</dc:date>
    <meta:editing-duration>PT24M52S</meta:editing-duration>
    <meta:editing-cycles>15</meta:editing-cycles>
    <meta:generator>LibreOffice/7.3.4.2$Windows_X86_64 LibreOffice_project/728fec16bd5f605073805c3c9e7c4212a0120dc5</meta:generator>
    <meta:document-statistic meta:table-count="1" meta:cell-count="65" meta:object-count="0"/>
  </office:meta>
</office:document-meta>
</file>